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E000001B305C1CE46AFBAF38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1.18cm" fo:min-width="1.532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12cm" fo:min-width="10.7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7" style:family="graphic" style:parent-style-name="standard">
      <style:graphic-properties svg:stroke-width="0.106cm" svg:stroke-color="#b2b2b2" draw:marker-start-width="0.358cm" draw:marker-end-width="0.358cm" draw:fill="none" draw:textarea-vertical-align="middle" draw:auto-grow-height="false" fo:min-height="0.85cm" fo:min-width="0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b2b2b2" draw:marker-start-width="0.358cm" draw:marker-end-width="0.358cm" draw:fill="none" draw:textarea-vertical-align="middle" draw:auto-grow-height="false" fo:min-height="2.007cm" fo:min-width="0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b2b2b2" draw:marker-start-width="0.358cm" draw:marker-end-width="0.358cm" draw:fill="none" draw:textarea-vertical-align="middle" draw:auto-grow-height="false" fo:min-height="3.307cm" fo:min-width="0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b2b2b2" draw:marker-start-width="0.358cm" draw:marker-end-width="0.358cm" draw:fill="none" draw:textarea-vertical-align="middle" draw:auto-grow-height="false" fo:min-height="1.381cm" fo:min-width="0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text-properties fo:color="#ff0000"/>
    </style:style>
    <style:style style:name="P4" style:family="paragraph">
      <loext:graphic-properties draw:fill="none" draw:fill-color="#ffffff"/>
      <style:text-properties fo:color="#ff0000" style:font-name="Times New Roman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0000" style:font-name="Times New Roman" fo:font-size="16pt" fo:font-style="italic" style:font-size-asian="16pt" style:font-style-asian="italic" style:font-size-complex="16pt" style:font-style-complex="italic"/>
    </style:style>
    <style:style style:name="T2" style:family="text">
      <style:text-properties fo:color="#ff0000" style:font-name="Times New Roman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799cm" svg:height="11.508cm" svg:x="2.155cm" svg:y="1.43cm">
          <draw:image xlink:href="Pictures/10000000000001BE000001B305C1CE46AFBAF38E.png" xlink:type="simple" xlink:show="embed" xlink:actuate="onLoad" loext:mime-type="image/png">
            <text:p/>
          </draw:image>
        </draw:frame>
        <draw:custom-shape draw:style-name="gr2" draw:text-style-name="P2" draw:layer="layout" svg:width="2.032cm" svg:height="11.43cm" svg:x="13.065cm" svg:y="1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227cm" svg:height="0.762cm" svg:x="2.651cm" svg:y="12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1.227cm" svg:height="0.762cm" svg:x="2.651cm" svg:y="1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564cm" svg:height="0.878cm" svg:x="11.16cm" svg:y="4.44cm">
          <draw:text-box>
            <text:p text:style-name="P3"><text:span text:style-name="T1">O</text:span><text:span text:style-name="T2">(1)</text:span></text:p>
          </draw:text-box>
        </draw:frame>
        <draw:frame draw:style-name="gr5" draw:text-style-name="P4" draw:layer="layout" svg:width="2.286cm" svg:height="0.878cm" svg:x="12.738cm" svg:y="3.678cm">
          <draw:text-box>
            <text:p text:style-name="P3"><text:span text:style-name="T1">× O</text:span><text:span text:style-name="T2">(</text:span><text:span text:style-name="T1">n</text:span><text:span text:style-name="T2">)</text:span></text:p>
          </draw:text-box>
        </draw:frame>
        <draw:frame draw:style-name="gr6" draw:text-style-name="P4" draw:layer="layout" svg:width="2.391cm" svg:height="0.878cm" svg:x="14.616cm" svg:y="2.905cm">
          <draw:text-box>
            <text:p text:style-name="P3"><text:span text:style-name="T1">× </text:span><text:span text:style-name="T1">n</text:span></text:p>
          </draw:text-box>
        </draw:frame>
        <draw:frame draw:style-name="gr6" draw:text-style-name="P4" draw:layer="layout" svg:width="2.391cm" svg:height="0.878cm" svg:x="13.165cm" svg:y="9.863cm">
          <draw:text-box>
            <text:p text:style-name="P3"><text:span text:style-name="T1">× </text:span><text:span text:style-name="T1">n</text:span></text:p>
          </draw:text-box>
        </draw:frame>
        <draw:custom-shape draw:style-name="gr7" draw:text-style-name="P5" draw:layer="layout" svg:width="0.305cm" svg:height="1.27cm" svg:x="11cm" svg:y="4.3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5" draw:layer="layout" svg:width="0.305cm" svg:height="2.489cm" svg:x="12.8cm" svg:y="3.72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5" draw:layer="layout" svg:width="0.305cm" svg:height="3.861cm" svg:x="14.6cm" svg:y="3.03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5" draw:layer="layout" svg:width="0.305cm" svg:height="1.829cm" svg:x="13.1cm" svg:y="10.02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10T00:38:46.482000000</meta:creation-date>
    <dc:date>2020-11-10T00:54:59.063000000</dc:date>
    <meta:editing-duration>PT5M22S</meta:editing-duration>
    <meta:editing-cycles>1</meta:editing-cycles>
    <meta:document-statistic meta:object-count="12"/>
    <meta:generator>LibreOffice/6.3.2.2$Windows_X86_64 LibreOffice_project/98b30e735bda24bc04ab42594c85f7fd8be07b9c</meta:generator>
  </office:meta>
</office:document-meta>
</file>